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Efficient Synchronization of Linux Memory Regions over a Network: A Comparative Study and Implementation</text:p>
      <text:p text:style-name="Subtitle">TODO: Add subtitle</text:p>
      <text:p text:style-name="Author">Felicitas Pojtinger (Stuttgart Media University)</text:p>
      <text:p text:style-name="Date">2023-08-04</text:p>
      <text:h text:style-name="Heading_20_2" text:outline-level="2"><text:bookmark-start text:name="section"/><text:bookmark-end text:name="section"/></text:h>
      <text:p text:style-name="Abstract">TODO: Add abstract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First_20_paragraph">TODO: Add introduction</text:p>
      <text:h text:style-name="Heading_20_1" text:outline-level="1"><text:bookmark-start text:name="technology"/>Technology<text:bookmark-end text:name="technology"/></text:h>
      <text:h text:style-name="Heading_20_2" text:outline-level="2"><text:bookmark-start text:name="the-linux-kernel"/>The Linux Kernel<text:bookmark-end text:name="the-linux-kernel"/></text:h>
      <text:p text:style-name="First_20_paragraph">TODO: Add Linux kernel section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Efficient Synchronization of Linux Memory Regions over a Network: A Comparative Study and Implementation</dc:title>
    <dc:description/>
    <dc:subject>Efficient Synchronization of Linux Memory Regions over a Network: A Comparative Study and Implementation</dc:subject>
    <meta:keyword>Add keywords</meta:keyword>
    <dc:language>en-US</dc:language>
    <meta:initial-creator>Felicitas Pojtinger (Stuttgart Media University)</meta:initial-creator>
    <dc:creator>Felicitas Pojtinger (Stuttgart Media University)</dc:creator>
    <meta:creation-date>2023-07-19T01:30:09Z</meta:creation-date>
    <dc:date>2023-07-19T01:30:09Z</dc:date>
    <meta:user-defined meta:name="abstract" meta:value-type="string">TODO: Add abstract</meta:user-defined>
    <meta:user-defined meta:name="bibliography" meta:value-type="string">static/references.bib</meta:user-defined>
    <meta:user-defined meta:name="csl" meta:value-type="string">static/ieee.csl</meta:user-defined>
    <meta:user-defined meta:name="date" meta:value-type="string">2023-08-04</meta:user-defined>
    <meta:user-defined meta:name="linkcolor" meta:value-type="string">blue</meta:user-defined>
    <meta:user-defined meta:name="subtitle" meta:value-type="string">TODO: Add subtitl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